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master-page-name="Standard">
      <style:paragraph-properties fo:text-align="center" style:justify-single-word="false" style:page-number="auto"/>
      <style:text-properties fo:font-weight="bold" style:font-weight-asian="bold"/>
    </style:style>
    <style:style style:name="P2" style:family="paragraph" style:parent-style-name="Standard" style:list-style-name="L1"/>
    <style:style style:name="P3" style:family="paragraph" style:parent-style-name="Standard" style:list-style-name="WW8Num1">
      <style:paragraph-properties fo:margin-left="0.75in" fo:margin-right="0in" fo:text-indent="-0.5in" style:auto-text-indent="false">
        <style:tab-stops>
          <style:tab-stop style:position="1.5in"/>
        </style:tab-stops>
      </style:paragraph-properties>
    </style:style>
    <style:style style:name="P4" style:family="paragraph" style:parent-style-name="Standard" style:list-style-name="">
      <style:paragraph-properties fo:margin-left="0.75in" fo:margin-right="0in" fo:text-align="start" style:justify-single-word="false" fo:orphans="2" fo:widows="2" fo:hyphenation-ladder-count="no-limit" fo:text-indent="-0.5in" style:auto-text-indent="false" style:text-autospace="ideograph-alpha" style:punctuation-wrap="hanging" style:line-break="strict">
        <style:tab-stops>
          <style:tab-stop style:position="1.5in"/>
        </style:tab-stops>
      </style:paragraph-properties>
      <style:text-properties fo:hyphenate="false" fo:hyphenation-remain-char-count="2" fo:hyphenation-push-char-count="2"/>
    </style:style>
    <style:style style:name="P5" style:family="paragraph" style:parent-style-name="Standard" style:list-style-name="WW8Num1">
      <style:paragraph-properties fo:margin-left="0.75in" fo:margin-right="0in" fo:text-indent="-0.5in" style:auto-text-indent="false" fo:break-before="page">
        <style:tab-stops>
          <style:tab-stop style:position="1.5in"/>
        </style:tab-stops>
      </style:paragraph-properties>
    </style:style>
    <style:style style:name="P6" style:family="paragraph" style:parent-style-name="Standard" style:list-style-name="WW8Num1">
      <style:paragraph-properties fo:margin-left="1in" fo:margin-right="0in" fo:text-indent="-0.25in" style:auto-text-indent="false">
        <style:tab-stops>
          <style:tab-stop style:position="2in"/>
        </style:tab-stops>
      </style:paragraph-properties>
    </style:style>
    <style:style style:name="P7" style:family="paragraph" style:parent-style-name="Standard" style:list-style-name="">
      <style:paragraph-properties fo:margin-left="1in" fo:margin-right="0in" fo:text-align="start" style:justify-single-word="false" fo:orphans="2" fo:widows="2" fo:hyphenation-ladder-count="no-limit" fo:text-indent="-0.25in" style:auto-text-indent="false" style:text-autospace="ideograph-alpha" style:punctuation-wrap="hanging" style:line-break="strict">
        <style:tab-stops>
          <style:tab-stop style:position="2in"/>
        </style:tab-stops>
      </style:paragraph-properties>
      <style:text-properties fo:hyphenate="false" fo:hyphenation-remain-char-count="2" fo:hyphenation-push-char-count="2"/>
    </style:style>
    <style:style style:name="P8" style:family="paragraph" style:parent-style-name="Standard" style:list-style-name="WW8Num1">
      <style:paragraph-properties fo:margin-left="1in" fo:margin-right="0in" fo:text-indent="-0.25in" style:auto-text-indent="false" fo:break-before="page">
        <style:tab-stops>
          <style:tab-stop style:position="2in"/>
        </style:tab-stops>
      </style:paragraph-properties>
    </style:style>
    <style:style style:name="P9" style:family="paragraph" style:parent-style-name="Standard" style:list-style-name="WW8Num1">
      <style:paragraph-properties fo:margin-left="1.5in" fo:margin-right="0in" fo:text-indent="-0.1252in" style:auto-text-indent="false">
        <style:tab-stops>
          <style:tab-stop style:position="3in"/>
        </style:tab-stops>
      </style:paragraph-properties>
    </style:style>
    <style:style style:name="P10" style:family="paragraph" style:parent-style-name="Standard" style:list-style-name="WW8Num1">
      <style:paragraph-properties fo:margin-left="1.5in" fo:margin-right="0in" fo:text-indent="-0.1252in" style:auto-text-indent="false" fo:break-before="page">
        <style:tab-stops>
          <style:tab-stop style:position="3in"/>
        </style:tab-stops>
      </style:paragraph-properties>
    </style:style>
    <style:style style:name="P11" style:family="paragraph" style:parent-style-name="Standard" style:list-style-name="WW8Num1">
      <style:paragraph-properties fo:margin-left="2in" fo:margin-right="0in" fo:text-indent="-0.25in" style:auto-text-indent="false">
        <style:tab-stops>
          <style:tab-stop style:position="4in"/>
        </style:tab-stops>
      </style:paragraph-properties>
    </style:style>
    <style:style style:name="P12" style:family="paragraph" style:parent-style-name="Standard" style:list-style-name="L1">
      <style:paragraph-properties fo:margin-left="2in" fo:margin-right="0in" fo:text-indent="-0.25in" style:auto-text-indent="false">
        <style:tab-stops>
          <style:tab-stop style:position="4in"/>
        </style:tab-stops>
      </style:paragraph-properties>
    </style:style>
    <style:style style:name="P13" style:family="paragraph" style:parent-style-name="Standard" style:list-style-name="WW8Num2">
      <style:paragraph-properties fo:margin-left="2in" fo:margin-right="0in" fo:text-align="start" style:justify-single-word="false" fo:text-indent="-0.25in" style:auto-text-indent="false">
        <style:tab-stops>
          <style:tab-stop style:position="4in"/>
        </style:tab-stops>
      </style:paragraph-properties>
    </style:style>
    <style:style style:name="P14" style:family="paragraph" style:parent-style-name="Standard" style:list-style-name="L1">
      <style:paragraph-properties fo:margin-left="2in" fo:margin-right="0in" fo:text-indent="-0.25in" style:auto-text-indent="false"/>
    </style:style>
    <style:style style:name="P15" style:family="paragraph" style:parent-style-name="Standard" style:list-style-name="WW8Num1">
      <style:paragraph-properties fo:margin-left="2.5in" fo:margin-right="0in" fo:text-indent="-0.25in" style:auto-text-indent="false">
        <style:tab-stops>
          <style:tab-stop style:position="4in"/>
        </style:tab-stops>
      </style:paragraph-properties>
    </style:style>
    <style:style style:name="P16" style:family="paragraph" style:parent-style-name="Standard" style:list-style-name="WW8Num1">
      <style:paragraph-properties fo:margin-left="0in" fo:margin-right="0in" fo:text-indent="0in" style:auto-text-indent="false">
        <style:tab-stops>
          <style:tab-stop style:position="4in"/>
        </style:tab-stops>
      </style:paragraph-properties>
    </style:style>
    <style:style style:name="P17" style:family="paragraph" style:parent-style-name="Standard" style:list-style-name="L1">
      <style:paragraph-properties fo:margin-left="0in" fo:margin-right="0in" fo:text-indent="0in" style:auto-text-indent="false">
        <style:tab-stops>
          <style:tab-stop style:position="4in"/>
        </style:tab-stops>
      </style:paragraph-properties>
    </style:style>
    <style:style style:name="P18" style:family="paragraph" style:parent-style-name="Standard">
      <style:paragraph-properties fo:margin-left="0in" fo:margin-right="0in" fo:text-indent="0in" style:auto-text-indent="false">
        <style:tab-stops>
          <style:tab-stop style:position="2in"/>
        </style:tab-stops>
      </style:paragraph-properties>
    </style:style>
    <style:style style:name="P19" style:family="paragraph" style:parent-style-name="Standard" style:list-style-name="WW8Num2">
      <style:paragraph-properties fo:margin-left="1.5in" fo:margin-right="0in" fo:text-align="start" style:justify-single-word="false" fo:text-indent="-0.25in" style:auto-text-indent="false">
        <style:tab-stops>
          <style:tab-stop style:position="3in"/>
        </style:tab-stops>
      </style:paragraph-properties>
    </style:style>
    <style:style style:name="P20" style:family="paragraph" style:parent-style-name="Standard" style:list-style-name="WW8Num2">
      <style:paragraph-properties fo:margin-left="1.75in" fo:margin-right="0in" fo:text-align="start" style:justify-single-word="false" fo:text-indent="-0.25in" style:auto-text-indent="false">
        <style:tab-stops>
          <style:tab-stop style:position="3.5in"/>
        </style:tab-stops>
      </style:paragraph-properties>
    </style:style>
    <style:style style:name="P21" style:family="paragraph" style:parent-style-name="Standard">
      <style:paragraph-properties fo:margin-left="1.3752in" fo:margin-right="0in" fo:text-indent="0in" style:auto-text-indent="false"/>
    </style:style>
    <style:style style:name="P22" style:family="paragraph" style:parent-style-name="Standard">
      <style:paragraph-properties fo:margin-left="0.25in" fo:margin-right="0in" fo:text-indent="0in" style:auto-text-indent="false"/>
    </style:style>
    <style:style style:name="P23" style:family="paragraph" style:parent-style-name="Standard">
      <style:paragraph-properties fo:margin-left="0.75in" fo:margin-right="0in" fo:text-indent="0in" style:auto-text-indent="false"/>
    </style:style>
    <style:style style:name="P24" style:family="paragraph" style:list-style-name="WW8Num1"/>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space" fo:text-indent="0.3799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text:start-value="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stitution of the Baltimore County Young Democrats</text:p>
      <text:p text:style-name="Standard"/>
      <text:list xml:id="list2044633085" text:style-name="WW8Num1">
        <text:list-item>
          <text:p text:style-name="P3">NAME AND AFFILIATION.</text:p>
          <text:list>
            <text:list-item>
              <text:p text:style-name="P6">The name of the organization shall be the “Baltimore County Young Democrats” (“BCYD”).</text:p>
            </text:list-item>
            <text:list-item>
              <text:p text:style-name="P6">BCYD shall be chartered and affiliated with the Young Democrats of Maryland (“YDM”) and Young Democrats of American (“YDA”).</text:p>
            </text:list-item>
          </text:list>
        </text:list-item>
      </text:list>
      <text:p text:style-name="P22"/>
      <text:list xml:id="list1460177545" text:continue-numbering="true" text:style-name="WW8Num1">
        <text:list-item>
          <text:p text:style-name="P3">MISSION.</text:p>
          <text:list>
            <text:list-item>
              <text:p text:style-name="P6">BCYD shall engender a collaborative environment through which young adults may effect political activity consistent with the aims and ideals of the Democratic Party.</text:p>
            </text:list-item>
            <text:list-item>
              <text:p text:style-name="P6">BCYD shall cultivate the young Democratic community of Baltimore County through varied social activities and in collaboration with high schools, colleges and other state and local organizations.</text:p>
            </text:list-item>
            <text:list-item>
              <text:p text:style-name="P6">BCYD shall help to educate its membership and other interested members of the public in political, policy and regional matters of interest.</text:p>
            </text:list-item>
          </text:list>
        </text:list-item>
      </text:list>
      <text:p text:style-name="Standard"/>
      <text:list xml:id="list96507680" text:continue-numbering="true" text:style-name="WW8Num1">
        <text:list-item>
          <text:p text:style-name="P3">MEMBERSHIP AND VOTING.</text:p>
          <text:list>
            <text:list-item>
              <text:p text:style-name="P6">Any Baltimore County resident who is under thirty-six years of age and holds the ideals of the Democratic Party shall be eligible for membership in BCYD.</text:p>
            </text:list-item>
            <text:list-item>
              <text:p text:style-name="P6">A person wishing to become a member of BCYD must attend at least one regular or special BCYD meeting and complete a membership form.</text:p>
            </text:list-item>
            <text:list-item>
              <text:p text:style-name="P6">Voting privileges shall be extended to all members who have attended at least one previous BCYD function within the past calendar year, not including the previous regular election.</text:p>
            </text:list-item>
          </text:list>
        </text:list-item>
      </text:list>
      <text:p text:style-name="Standard"/>
      <text:list xml:id="list333415122" text:continue-numbering="true" text:style-name="WW8Num1">
        <text:list-item>
          <text:p text:style-name="P3">MEETINGS.</text:p>
          <text:list>
            <text:list-item>
              <text:p text:style-name="P6">Meetings of BCYD shall be held monthly. <text:s/>The year’s schedule shall be announced within the first month following each annual election.</text:p>
            </text:list-item>
            <text:list-item>
              <text:p text:style-name="P6">BCYD meetings shall be held in a consistent location, to be determined by the Executive Board, whenever possible.</text:p>
            </text:list-item>
            <text:list-item>
              <text:p text:style-name="P6">The President may call a special BCYD meeting with two business days’ notice.</text:p>
            </text:list-item>
            <text:list-item>
              <text:p text:style-name="P6">The general membership may call a special meeting with the written consent of at least twenty-five percent of registered members</text:p>
            </text:list-item>
            <text:list-item>
              <text:p text:style-name="P6">A quorum shall exist at any meeting of the BCYD membership at which at least either seven or half plus one of the voting members are present, whichever is fewer.</text:p>
            </text:list-item>
            <text:list-item>
              <text:p text:style-name="P6">If there is no quorum at two consecutive general body meetings, and at the third consecutive general body meeting there is also no quorum and at least four members of the Executive Board are present, motions may still be presented and accepted.</text:p>
            </text:list-item>
          </text:list>
        </text:list-item>
        <text:list-item>
          <text:p text:style-name="P3"><text:soft-page-break/>OFFICERS.</text:p>
          <text:list>
            <text:list-item>
              <text:p text:style-name="P6">All BCYD officers shall be elected, under the relevant provisions in this Constitution, for a term expiring at an annual election held at the regular January BCYD meeting, or until their successors are elected.</text:p>
            </text:list-item>
          </text:list>
        </text:list-item>
      </text:list>
      <text:p text:style-name="P23"/>
      <text:list xml:id="list1636792454" text:continue-numbering="true" text:style-name="WW8Num1">
        <text:list-item>
          <text:list>
            <text:list-item>
              <text:p text:style-name="P6">The three officers of BCYD shall be:</text:p>
              <text:list>
                <text:list-item>
                  <text:p text:style-name="P9">President, who shall:</text:p>
                  <text:list>
                    <text:list-item>
                      <text:p text:style-name="P11">Chair the Executive Board and general assembly;</text:p>
                    </text:list-item>
                    <text:list-item>
                      <text:p text:style-name="P11">Serve as the public face of BCYD, representing the group at all BCYD events and events with the political allies of BCYD</text:p>
                    </text:list-item>
                    <text:list-item>
                      <text:p text:style-name="P11">Represent BCYD to the Young Democrats of Maryland, and serve as liaison to all county chapters thereof;</text:p>
                    </text:list-item>
                    <text:list-item>
                      <text:p text:style-name="P11">Represent BCYD to the Federation of Baltimore County Democratic Clubs and serve as liaison to all county clubs represented therein;</text:p>
                    </text:list-item>
                    <text:list-item>
                      <text:p text:style-name="P11">Be a member of the Baltimore County Democratic Central Committee, and attend all such meetings, or designate a representative to do so;</text:p>
                    </text:list-item>
                  </text:list>
                </text:list-item>
              </text:list>
            </text:list-item>
          </text:list>
        </text:list-item>
      </text:list>
      <text:p text:style-name="Standard"/>
      <text:list xml:id="list1314812230" text:continue-numbering="true" text:style-name="WW8Num1">
        <text:list-item>
          <text:list>
            <text:list-item>
              <text:list>
                <text:list-item>
                  <text:p text:style-name="P9">Programs Director who shall:</text:p>
                  <text:list>
                    <text:list-item>
                      <text:p text:style-name="P11">Assist the President as required;</text:p>
                    </text:list-item>
                    <text:list-item>
                      <text:p text:style-name="P11">Serve as acting President in the President’s absence, and become the President in the event that the President becomes unable to serve out the remainder of the term;</text:p>
                    </text:list-item>
                    <text:list-item>
                      <text:p text:style-name="P11">Direct recruitment and retention of new members:</text:p>
                      <text:list>
                        <text:list-item>
                          <text:p text:style-name="P15">Remain in contact with current members and encourage attendance at events</text:p>
                        </text:list-item>
                        <text:list-item>
                          <text:p text:style-name="P15"><text:s/>Encourage invitation of prospective members to BCYD events</text:p>
                        </text:list-item>
                      </text:list>
                    </text:list-item>
                    <text:list-item>
                      <text:p text:style-name="P11">Maintain a public events calendar for BCYD events</text:p>
                    </text:list-item>
                    <text:list-item>
                      <text:p text:style-name="P11">Retain sole responsibility for approval of all BCYD events, with the exception of BCYD meetings;</text:p>
                      <text:p text:style-name="P16"/>
                    </text:list-item>
                  </text:list>
                </text:list-item>
                <text:list-item>
                  <text:p text:style-name="P10">Secretary, who shall:</text:p>
                  <text:list>
                    <text:list-item>
                      <text:p text:style-name="P11">Record and make available to the general membership accurate minutes of all general and Executive Board meetings in a timely manner;</text:p>
                    </text:list-item>
                    <text:list-item>
                      <text:p text:style-name="P11">Maintain and distribute to the general membership an accurate record of all active members;</text:p>
                    </text:list-item>
                    <text:list-item>
                      <text:p text:style-name="P11">Conduct all elections of officers consistent with the election guidelines in this Constitution;</text:p>
                    </text:list-item>
                    <text:list-item>
                      <text:p text:style-name="P11">Assist the President in the conduct of meetings under appropriate procedure;</text:p>
                    </text:list-item>
                    <text:list-item>
                      <text:p text:style-name="P11">Conduct regular review of the BCYD Constitution and bylaws to ensure that they are observed, appropriate and in accordance with all relevant laws and regulations, and pursue amendments thereof as needed;</text:p>
                      <text:p text:style-name="P16"/>
                    </text:list-item>
                  </text:list>
                </text:list-item>
                <text:list-item>
                  <text:p>Treasurer, who shall:</text:p>
                  <text:list text:style-name="L1">
                    <text:list-item>
                      <text:p text:style-name="P12">Report all financial activity at each BCYD meeting;</text:p>
                    </text:list-item>
                    <text:list-item>
                      <text:p text:style-name="P12">Deposit all funds received in an account in the name of BCYD, in an accredited banking institution within one month of receipt;</text:p>
                    </text:list-item>
                    <text:list-item>
                      <text:p text:style-name="P12">Maintain records of all receipts and disbursements of BCYD funds in accordance with all local, state and federal laws and regulations, and keep BCYD accounts in balance;</text:p>
                    </text:list-item>
                    <text:list-item>
                      <text:p text:style-name="P12">Direct all fund raising efforts;</text:p>
                    </text:list-item>
                    <text:list-item>
                      <text:p text:style-name="P12">Disburse funds as authorized by the Executive Board;</text:p>
                    </text:list-item>
                  </text:list>
                </text:list-item>
              </text:list>
            </text:list-item>
          </text:list>
        </text:list-item>
      </text:list>
      <text:p text:style-name="Standard"/>
      <text:list xml:id="list380348665" text:continue-list="list1314812230" text:style-name="L1">
        <text:list-item>
          <text:list>
            <text:list-item>
              <text:list>
                <text:list-item>
                  <text:p text:style-name="P2">Communications Director, who shall:</text:p>
                  <text:list>
                    <text:list-item>
                      <text:p text:style-name="P14">Issue public statements, and assist the membership in doing the same;</text:p>
                    </text:list-item>
                    <text:list-item>
                      <text:p text:style-name="P14">Distribute all email announcements for BCYD</text:p>
                    </text:list-item>
                    <text:list-item>
                      <text:p text:style-name="P12">Maintain the mailing lists, website, and Facebook Group of BCYD;</text:p>
                    </text:list-item>
                    <text:list-item>
                      <text:p text:style-name="P12">Serve as liaison between BCYD and elected officials;</text:p>
                      <text:p text:style-name="P17"/>
                    </text:list-item>
                  </text:list>
                </text:list-item>
              </text:list>
            </text:list-item>
          </text:list>
        </text:list-item>
      </text:list>
      <text:p text:style-name="Standard"/>
      <text:list xml:id="list92690118" text:continue-list="list380348665" text:style-name="WW8Num1">
        <text:list-item>
          <text:list>
            <text:list-item>
              <text:p text:style-name="P6">Any officer may be removed from office by a two-thirds vote of the </text:p>
              <text:p text:style-name="P6">membership present at a regular or special BCYD meeting.</text:p>
            </text:list-item>
          </text:list>
        </text:list-item>
      </text:list>
      <text:p text:style-name="P18"/>
      <text:p text:style-name="P7"/>
      <text:list xml:id="list1133191584" text:continue-numbering="true" text:style-name="WW8Num1">
        <text:list-item>
          <text:list>
            <text:list-item>
              <text:p text:style-name="P8"><text:s/>Public Office and Resignation</text:p>
            </text:list-item>
          </text:list>
        </text:list-item>
      </text:list>
      <text:list xml:id="list1791873536" text:style-name="WW8Num2">
        <text:list-item>
          <text:list>
            <text:list-item>
              <text:list>
                <text:list-item>
                  <text:p text:style-name="P19">Any officer of BCYD who declares candidacy for public office will automatically resign their post.</text:p>
                </text:list-item>
                <text:list-item>
                  <text:p text:style-name="P19">Definition of Public Office. Public Office shall be defined as any government office which satisfies both (a) and (b) of the following:</text:p>
                  <text:list>
                    <text:list-item>
                      <text:p text:style-name="P20">The office is filled by any of the following:</text:p>
                      <text:list>
                        <text:list-item>
                          <text:p text:style-name="P13">public election, or any appointment by existing officials to satisfy an abnormal vacancy in such a position</text:p>
                        </text:list-item>
                        <text:list-item>
                          <text:p text:style-name="P13">cabinet posts filled by selection of an elected official</text:p>
                        </text:list-item>
                      </text:list>
                    </text:list-item>
                    <text:list-item>
                      <text:p text:style-name="P20"><text:s/>The office belongs to any of the following governments:</text:p>
                      <text:list>
                        <text:list-item>
                          <text:p text:style-name="P13">The Federal Government of the United States of America</text:p>
                        </text:list-item>
                        <text:list-item>
                          <text:p text:style-name="P13">The State Government of Maryland</text:p>
                        </text:list-item>
                        <text:list-item>
                          <text:p text:style-name="P13">The Municipal Government of Baltimore County, Maryland</text:p>
                        </text:list-item>
                      </text:list>
                    </text:list-item>
                  </text:list>
                </text:list-item>
                <text:list-item>
                  <text:p text:style-name="P19">Date of Resignation.</text:p>
                  <text:list>
                    <text:list-item>
                      <text:p text:style-name="P20">For elected office, the officer's resignation shall be effective on the date that officer officially files for candidacy with the corresponding election board.</text:p>
                    </text:list-item>
                    <text:list-item>
                      <text:p text:style-name="P20">For appointed office, or appointment to fill and existing vacancy in an elected office, the officer's resignation shall be effective on the date of appointment.</text:p>
                    </text:list-item>
                  </text:list>
                </text:list-item>
              </text:list>
            </text:list-item>
          </text:list>
        </text:list-item>
      </text:list>
      <text:p text:style-name="Standard"/>
      <text:p text:style-name="Standard"/>
      <text:p text:style-name="Standard"/>
      <text:list xml:id="list2152442943" text:continue-list="list1133191584" text:style-name="WW8Num1">
        <text:list-item>
          <text:p text:style-name="P3">EXECUTIVE BOARD.</text:p>
          <text:list>
            <text:list-item>
              <text:p text:style-name="P6">The Executive Board shall comprise the three elected BCYD officers.</text:p>
            </text:list-item>
          </text:list>
        </text:list-item>
      </text:list>
      <text:p text:style-name="P23"/>
      <text:list xml:id="list1308287694" text:continue-numbering="true" text:style-name="WW8Num1">
        <text:list-item>
          <text:list>
            <text:list-item>
              <text:p text:style-name="P6">The Executive Board shall:</text:p>
              <text:list>
                <text:list-item>
                  <text:p text:style-name="P9">Vote on any questions of interpretation of the Constitution or bylaws;</text:p>
                </text:list-item>
                <text:list-item>
                  <text:p text:style-name="P9">Authorize the disbursement of any funds required to fulfill the commitments and goals of BCYD; and</text:p>
                </text:list-item>
                <text:list-item>
                  <text:p text:style-name="P9">Raise committees from the general membership as needed, at its discretion.</text:p>
                </text:list-item>
              </text:list>
            </text:list-item>
          </text:list>
        </text:list-item>
      </text:list>
      <text:p text:style-name="P21"/>
      <text:list xml:id="list445335975" text:continue-numbering="true" text:style-name="WW8Num1">
        <text:list-item>
          <text:list>
            <text:list-item>
              <text:p text:style-name="P6">Any member of the Executive Board who has missed two meetings of the Board, without excuse, shall be presumed to have resigned, and shall be so notified in writing by the Secretary.</text:p>
            </text:list-item>
          </text:list>
        </text:list-item>
      </text:list>
      <text:p text:style-name="Standard"/>
      <text:p text:style-name="P4"/>
      <text:list xml:id="list408971208" text:continue-numbering="true" text:style-name="WW8Num1">
        <text:list-item>
          <text:p text:style-name="P5">ELECTIONS.</text:p>
        </text:list-item>
      </text:list>
      <text:p text:style-name="P23"/>
      <text:list xml:id="list722014157" text:continue-numbering="true" text:style-name="WW8Num1">
        <text:list-item>
          <text:list>
            <text:list-item>
              <text:p text:style-name="P6">Elections for officers shall be conducted at the regular January BCYD meeting each year, by single transferable vote.</text:p>
            </text:list-item>
          </text:list>
        </text:list-item>
      </text:list>
      <text:p text:style-name="P23"/>
      <text:list xml:id="list2085549189" text:continue-numbering="true" text:style-name="WW8Num1">
        <text:list-item>
          <text:list>
            <text:list-item>
              <text:p text:style-name="P6">Voting shall be conducted by secret written ballot; the President shall count the votes publicly, under the supervision of the Secretary.</text:p>
            </text:list-item>
          </text:list>
        </text:list-item>
      </text:list>
      <text:p text:style-name="Standard"/>
      <text:list xml:id="list928195150" text:continue-numbering="true" text:style-name="WW8Num1">
        <text:list-item>
          <text:list>
            <text:list-item>
              <text:p text:style-name="P6">To be eligible for election, a candidate must be nominated and seconded by two members of the assembly other than that candidate, and must be a current member of BCYD.</text:p>
            </text:list-item>
          </text:list>
        </text:list-item>
      </text:list>
      <text:p text:style-name="Standard"/>
      <text:list xml:id="list721823479" text:continue-numbering="true" text:style-name="WW8Num1">
        <text:list-item>
          <text:list>
            <text:list-item>
              <text:p text:style-name="P6">Officers shall be elected in the order given by Article V of this Constitution, unless the membership approves a different order by simple majority vote.</text:p>
            </text:list-item>
          </text:list>
        </text:list-item>
      </text:list>
      <text:p text:style-name="Standard"/>
      <text:list xml:id="list1306761481" text:continue-numbering="true" text:style-name="WW8Num1">
        <text:list-item>
          <text:p text:style-name="P3">AMENDMENTS.</text:p>
        </text:list-item>
      </text:list>
      <text:p text:style-name="P22"/>
      <text:list xml:id="list1802053033" text:continue-numbering="true" text:style-name="WW8Num1">
        <text:list-item>
          <text:list>
            <text:list-item>
              <text:p text:style-name="P6">Any amendment to this Constitution shall require a two-thirds majority vote at a regular or special BCYD meeting.</text:p>
            </text:list-item>
          </text:list>
        </text:list-item>
      </text:list>
      <text:p text:style-name="P23"/>
      <text:list xml:id="list1298671559" text:continue-numbering="true" text:style-name="WW8Num1">
        <text:list-item>
          <text:list>
            <text:list-item>
              <text:p text:style-name="P6">Notice of the intent to amend this Constitution must be given at the preceding regular or special BCYD meeting.</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Numbering_20_Symbols" style:num-prefix=" "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space" fo:text-indent="-0.25in" fo:margin-left="1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space" fo:text-indent="-0.1252in" fo:margin-left="1.5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space" fo:text-indent="-0.25in" fo:margin-left="2in"/>
        </style:list-level-properties>
      </text:list-level-style-number>
      <text:list-level-style-number text:level="5" text:style-name="Numbering_20_Symbols" style:num-prefix=" " style:num-suffix=" ." style:num-format="1">
        <style:list-level-properties text:list-level-position-and-space-mode="label-alignment">
          <style:list-level-label-alignment text:label-followed-by="space" fo:text-indent="-0.25in" fo:margin-left="2.5in"/>
        </style:list-level-properties>
      </text:list-level-style-number>
      <text:list-level-style-bullet text:level="6" text:style-name="Bullet_20_Symbols" style:num-prefix=" " style:num-suffix=" " text:bullet-char="•">
        <style:list-level-properties text:list-level-position-and-space-mode="label-alignment" fo:text-align="end">
          <style:list-level-label-alignment text:label-followed-by="listtab" text:list-tab-stop-position="3in" fo:text-indent="-0.1252in" fo:margin-left="3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in" fo:text-indent="-0.25in" fo:margin-left="4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fo:text-align="end">
          <style:list-level-label-alignment text:label-followed-by="listtab" text:list-tab-stop-position="4.5in" fo:text-indent="-0.1252in" fo:margin-left="4.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WW8Num2">
      <text:list-level-style-number text:level="1" text:style-name="Numbering_20_Symbols" style:num-prefix=" " style:num-suffix="." style:num-format="I"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text:start-value="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style:list-level-properties text:list-level-position-and-space-mode="label-alignment">
          <style:list-level-label-alignment text:label-followed-by="listtab" text:list-tab-stop-position="1.5in" fo:text-indent="-0.25in" fo:margin-left="1.5in"/>
        </style:list-level-properties>
      </text:list-level-style-number>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WW8Num3">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Constitution of the Baltimore County Young Democrats</dc:title>
    <meta:initial-creator>Robert Brooks</meta:initial-creator>
    <meta:creation-date>2008-01-20T18:48:00</meta:creation-date>
    <dc:date>2009-12-14T14:08:28</dc:date>
    <meta:print-date>2008-11-20T13:16:00</meta:print-date>
    <meta:editing-cycles>135</meta:editing-cycles>
    <meta:editing-duration>PT575H24M14S</meta:editing-duration>
    <dc:creator>trey </dc:creator>
    <meta:generator>OpenOffice.org/3.1$Unix OpenOffice.org_project/310m19$Build-9420</meta:generator>
    <meta:document-statistic meta:table-count="0" meta:image-count="0" meta:object-count="0" meta:page-count="5" meta:paragraph-count="83" meta:word-count="1246" meta:character-count="7555"/>
    <meta:user-defined meta:name="Info 1"/>
    <meta:user-defined meta:name="Info 2"/>
    <meta:user-defined meta:name="Info 3"/>
    <meta:user-defined meta:name="Info 4"/>
  </office:meta>
</office:document-meta>
</file>